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8.8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2.1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3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 style:punctuation-wrap="hanging" style:writing-mode="lr-tb"/>
      <style:text-properties fo:hyphenate="false"/>
    </style:style>
    <style:style style:name="P9" style:family="paragraph">
      <style:paragraph-properties fo:text-align="start" style:punctuation-wrap="hanging" style:writing-mode="lr-tb"/>
      <style:text-properties fo:hyphenate="false"/>
    </style:style>
    <style:style style:name="P10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9.002cm" svg:height="2.077cm" svg:x="0.198cm" svg:y="0.4cm">
          <text:p text:style-name="P1"><text:span text:style-name="T1">D</text:span><text:span text:style-name="T1">B </text:span><text:span text:style-name="T1">d</text:span><text:span text:style-name="T1">e</text:span><text:span text:style-name="T1">si</text:span><text:span text:style-name="T1">g</text:span><text:span text:style-name="T1">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5" draw:layer="layout" svg:width="1.336cm" svg:height="0.843cm" svg:x="20.8cm" svg:y="6.4cm">
          <text:p text:style-name="P4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7" draw:layer="layout" svg:width="3.4cm" svg:height="0.843cm" svg:x="17.8cm" svg:y="1.567cm">
          <text:p text:style-name="P6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10" xml:id="id1" draw:id="id1" draw:layer="layout" svg:width="10.4cm" svg:height="8cm" svg:x="28.6cm" svg:y="2.9cm">
          <text:p text:style-name="P8"><text:span text:style-name="T3">User</text:span></text:p>
          <text:p text:style-name="P8"><text:span text:style-name="T4"/></text:p>
          <text:p text:style-name="P9"><text:span text:style-name="T5">INT : user_id {PK}</text:span></text:p>
          <text:p text:style-name="P9"><text:span text:style-name="T5">STRING : first_name</text:span></text:p>
          <text:p text:style-name="P9"><text:span text:style-name="T5">STRING : </text:span><text:span text:style-name="T5">last_name</text:span></text:p>
          <text:p text:style-name="P9"><text:span text:style-name="T5">STRING : </text:span><text:span text:style-name="T5">nick_name</text:span></text:p>
          <text:p text:style-name="P9"><text:span text:style-name="T5">STRING : email_address</text:span></text:p>
          <text:p text:style-name="P9"><text:span text:style-name="T5">STRING : </text:span><text:span text:style-name="T5">password</text:span></text:p>
          <text:p text:style-name="P9"><text:span text:style-name="T5">TIME : created_account_timestamp</text:span></text:p>
          <text:p text:style-name="P9"><text:span text:style-name="T5">TIME : last_edit_account_timestamp</text:span></text:p>
          <text:p text:style-name="P9"><text:span text:style-name="T5">TIME : last_login_timestamp</text:span></text:p>
          <text:p text:style-name="P9"><text:span text:style-name="T5">TIME : last_unsuccessful_login_timestamp</text:span></text:p>
          <text:p text:style-name="P9"><text:span text:style-name="T5">INT : number_of_unseccessful_logins</text:span></text:p>
          <text:p text:style-name="P9"><text:span text:style-name="T5">STRING : last_ip_address{FK}</text:span></text:p>
          <text:p text:style-name="P9"><text:span text:style-name="T5">STRING : last_unsuccessful_login_ip_address {FK}</text:span></text:p>
          <text:p text:style-name="P9"><text:span text:style-name="T5">INT : number_of_comments</text:span></text:p>
          <text:p text:style-name="P9"><text:span text:style-name="T5">INT : rights</text:span></text:p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2" xml:id="id2" draw:id="id2" draw:layer="layout" svg:width="6.968cm" svg:height="4.283cm" svg:x="19.232cm" svg:y="7.417cm">
          <text:p text:style-name="P1"><text:span text:style-name="T3">Transcription_xml_doc</text:span></text:p>
          <text:p text:style-name="P1"><text:span text:style-name="T4"/></text:p>
          <text:p text:style-name="P11"><text:span text:style-name="T5">INT : transcription_xml_id {PK}</text:span></text:p>
          <text:p text:style-name="P11"><text:span text:style-name="T5">TEXT : content</text:span></text:p>
          <text:p text:style-name="P11"><text:span text:style-name="T5">INT : image_id {FK}</text:span></text:p>
          <text:p text:style-name="P11"><text:span text:style-name="T5">INT : uploaded_by {FK}</text:span></text:p>
          <text:p text:style-name="P11"><text:span text:style-name="T5">TIME : created_timestamp</text:span></text:p>
          <text:p text:style-name="P11"><text:span text:style-name="T5"><text:s/></text:span></text:p>
          <text:p text:style-name="P11"><text:span text:style-name="T6"><text:s/>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3" draw:layer="layout" svg:x1="28.6cm" svg:y1="6.9cm" svg:x2="22.716cm" svg:y2="7.417cm" draw:start-shape="id1" draw:start-glue-point="3" draw:end-shape="id2" draw:end-glue-point="0" svg:d="M28600 6900h-1182v-20h-4702v537" svg:viewBox="0 0 5885 538">
          <text:p/>
        </draw:connector>
        <draw:custom-shape draw:name="CustomShape 4" draw:style-name="gr8" draw:text-style-name="P12" xml:id="id3" draw:id="id3" draw:layer="layout" svg:width="8.2cm" svg:height="4.482cm" svg:x="38.2cm" svg:y="21.8cm">
          <text:p text:style-name="P1"><text:span text:style-name="T3">Comment</text:span></text:p>
          <text:p text:style-name="P1"><text:span text:style-name="T5"/></text:p>
          <text:p text:style-name="P11"><text:span text:style-name="T5">INT : comment_id {PK}</text:span></text:p>
          <text:p text:style-name="P11"><text:span text:style-name="T5">INT : user_id {FK)</text:span></text:p>
          <text:p text:style-name="P11"><text:span text:style-name="T5">TIME : created_comment_time </text:span></text:p>
          <text:p text:style-name="P11"><text:span text:style-name="T5">TIME : updated_comment_time</text:span></text:p>
          <text:p text:style-name="P11"><text:span text:style-name="T5">INT : image_id {FK}</text:span></text:p>
          <text:p text:style-name="P11"><text:span text:style-name="T5">TEXT : content</text:span></text:p>
          <text:p text:style-name="P11"><text:span text:style-name="T5">BOOL : visible</text:span></text:p>
          <text:p text:style-name="P11"><text:span text:style-name="T6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3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5" draw:layer="layout" svg:width="1.4cm" svg:height="0.843cm" svg:x="34.2cm" svg:y="11.157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5" draw:layer="layout" svg:width="1.353cm" svg:height="0.843cm" svg:x="40.247cm" svg:y="20.8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3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5" draw:layer="layout" svg:width="1.453cm" svg:height="0.843cm" svg:x="40.6cm" svg:y="26.6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7" draw:layer="layout" svg:width="3.8cm" svg:height="0.843cm" svg:x="44cm" svg:y="27.157cm">
          <text:p text:style-name="P6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10" xml:id="id4" draw:id="id4" draw:layer="layout" svg:width="4.8cm" svg:height="2.4cm" svg:x="44.6cm" svg:y="2.6cm">
          <text:p text:style-name="P8"><text:span text:style-name="T3">IP_address</text:span></text:p>
          <text:p text:style-name="P8"><text:span text:style-name="T4"/></text:p>
          <text:p text:style-name="P9"><text:span text:style-name="T5">STRING : IP_address </text:span><text:span text:style-name="T5">{PK}</text:span></text:p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3" draw:layer="layout" svg:x1="39cm" svg:y1="6.9cm" svg:x2="44.6cm" svg:y2="3.8cm" draw:start-shape="id1" draw:start-glue-point="1" draw:end-shape="id4" draw:end-glue-point="3" svg:d="M39000 6900h2800v-3100h2800" svg:viewBox="0 0 5601 3101">
          <text:p/>
        </draw:connector>
        <draw:custom-shape draw:name="TextBox 28" draw:style-name="gr17" draw:text-style-name="P7" draw:layer="layout" svg:width="1.7cm" svg:height="0.843cm" svg:x="41cm" svg:y="2.8cm">
          <text:p text:style-name="P6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5" draw:layer="layout" svg:width="1.4cm" svg:height="0.843cm" svg:x="39.2cm" svg:y="5.1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5" draw:layer="layout" svg:width="1.4cm" svg:height="0.843cm" svg:x="43cm" svg:y="2.6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7" draw:layer="layout" svg:width="2.4cm" svg:height="0.843cm" svg:x="34cm" svg:y="14.357cm">
          <text:p text:style-name="P6"><text:span text:style-name="T2">{write</text:span><text:span text:style-name="T2">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5" draw:layer="layout" svg:width="1.353cm" svg:height="0.843cm" svg:x="13.2cm" svg:y="16.6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5" draw:layer="layout" svg:width="1.353cm" svg:height="0.843cm" svg:x="46.647cm" svg:y="22.957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5" draw:layer="layout" svg:width="1.336cm" svg:height="0.843cm" svg:x="26.8cm" svg:y="5.6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4" draw:text-style-name="P5" draw:layer="layout" svg:width="1.336cm" svg:height="0.843cm" svg:x="6.668cm" svg:y="6.4cm">
          <text:p text:style-name="P4"><text:span text:style-name="T2">1</text:span><text:span text:style-name="T2">.</text:span><text:span text:style-name="T2">.</text:span><text:span text:style-name="T2">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12" xml:id="id5" draw:id="id5" draw:layer="layout" svg:width="6.032cm" svg:height="4.583cm" svg:x="5.1cm" svg:y="7.417cm">
          <text:p text:style-name="P1"><text:span text:style-name="T3">Page_image</text:span></text:p>
          <text:p text:style-name="P1"><text:span text:style-name="T4"/></text:p>
          <text:p text:style-name="P11"><text:span text:style-name="T5">INT : image_id {PK}</text:span></text:p>
          <text:p text:style-name="P11"><text:span text:style-name="T5">INT : transcription_xml_id {FK}</text:span></text:p>
          <text:p text:style-name="P11"><text:span text:style-name="T5">INT : transcription_jsom_id {FK}</text:span></text:p>
          <text:p text:style-name="P11"><text:span text:style-name="T5">INT : json_page_id {FK}</text:span></text:p>
          <text:p text:style-name="P11"><text:span text:style-name="T5">INT : uploaded_by {FK}</text:span></text:p>
          <text:p text:style-name="P11"><text:span text:style-name="T5">TIME : created_timestamp</text:span></text:p>
          <text:p text:style-name="P11"><text:span text:style-name="T5">BLOB : binary_image</text:span></text:p>
          <text:p text:style-name="P11"><text:span text:style-name="T5"/></text:p>
          <text:p text:style-name="P11"><text:span text:style-name="T6"><text:s/>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3" draw:layer="layout" draw:line-skew="-0.999cm" svg:x1="33.8cm" svg:y1="2.9cm" svg:x2="8.116cm" svg:y2="7.417cm" draw:start-shape="id1" draw:start-glue-point="0" draw:end-shape="id5" draw:end-glue-point="0" svg:d="M33800 2900v-1500h-25684v6017" svg:viewBox="0 0 25685 6018">
          <text:p/>
        </draw:connector>
        <draw:connector draw:style-name="gr26" draw:text-style-name="P13" draw:layer="layout" draw:line-skew="-0.764cm" svg:x1="5.1cm" svg:y1="9.708cm" svg:x2="38.2cm" svg:y2="24.041cm" draw:start-shape="id5" draw:start-glue-point="3" draw:end-shape="id3" draw:end-glue-point="3" svg:d="M5100 9708h-1300v14333h34400" svg:viewBox="0 0 34401 14334">
          <text:p/>
        </draw:connector>
        <draw:custom-shape draw:name="TextBox 59" draw:style-name="gr27" draw:text-style-name="P5" draw:layer="layout" svg:width="1.353cm" svg:height="0.843cm" svg:x="3.447cm" svg:y="8.2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8" draw:text-style-name="P7" draw:layer="layout" svg:width="1.8cm" svg:height="0.843cm" svg:x="14.2cm" svg:y="9.757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9" draw:text-style-name="P14" draw:layer="layout" svg:x1="19.232cm" svg:y1="9.558cm" svg:x2="11.132cm" svg:y2="9.708cm" draw:start-shape="id2" draw:start-glue-point="3" draw:end-shape="id5" draw:end-glue-point="1" svg:d="M19232 9558h-4050v150h-4050" svg:viewBox="0 0 8101 151">
          <text:p/>
        </draw:connector>
        <draw:custom-shape draw:name="TextBox 59" draw:style-name="gr30" draw:text-style-name="P5" draw:layer="layout" svg:width="1.353cm" svg:height="0.843cm" svg:x="11.447cm" svg:y="8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5" draw:layer="layout" svg:width="1.353cm" svg:height="0.843cm" svg:x="17.6cm" svg:y="7.757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2" draw:text-style-name="P7" draw:layer="layout" svg:width="1.8cm" svg:height="0.843cm" svg:x="20cm" svg:y="22.957cm">
          <text:p text:style-name="P6"><text:span text:style-name="T2">{h</text:span><text:span text:style-name="T2">a</text:span><text:span text:style-name="T2">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7" draw:layer="layout" svg:width="3.4cm" svg:height="0.843cm" svg:x="22.8cm" svg:y="5.4cm">
          <text:p text:style-name="P6"><text:span text:style-name="T2">{Ad</text:span><text:span text:style-name="T2">d/D</text:span><text:span text:style-name="T2">elet</text:span><text:span text:style-name="T2">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4" draw:text-style-name="P5" draw:layer="layout" svg:width="1.336cm" svg:height="0.843cm" svg:x="20.764cm" svg:y="14.617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12" xml:id="id6" draw:id="id6" draw:layer="layout" svg:width="6.969cm" svg:height="4.283cm" svg:x="19.231cm" svg:y="15.634cm">
          <text:p text:style-name="P1"><text:span text:style-name="T3">Tran</text:span><text:span text:style-name="T3">scri</text:span><text:span text:style-name="T3">ptio</text:span><text:span text:style-name="T3">n_JS</text:span><text:span text:style-name="T3">ON_</text:span><text:span text:style-name="T3">doc</text:span></text:p>
          <text:p text:style-name="P1"><text:span text:style-name="T4"/></text:p>
          <text:p text:style-name="P11"><text:span text:style-name="T5">INT : </text:span><text:span text:style-name="T5">transcr</text:span><text:span text:style-name="T5">iption_</text:span><text:span text:style-name="T5">json_id </text:span><text:span text:style-name="T5">{PK}</text:span></text:p>
          <text:p text:style-name="P11"><text:span text:style-name="T5">INT : </text:span><text:span text:style-name="T5">transcr</text:span><text:span text:style-name="T5">iption_</text:span><text:span text:style-name="T5">xml_id </text:span><text:span text:style-name="T5">{FK}</text:span></text:p>
          <text:p text:style-name="P11"><text:span text:style-name="T5">TEXT : </text:span><text:span text:style-name="T5">conten</text:span><text:span text:style-name="T5">t</text:span></text:p>
          <text:p text:style-name="P11"><text:span text:style-name="T5">INT : </text:span><text:span text:style-name="T5">image</text:span><text:span text:style-name="T5">_id </text:span><text:span text:style-name="T5">{FK}</text:span></text:p>
          <text:p text:style-name="P11"><text:span text:style-name="T5">INT : </text:span><text:span text:style-name="T5">upload</text:span><text:span text:style-name="T5">ed_by </text:span><text:span text:style-name="T5">{FK}</text:span></text:p>
          <text:p text:style-name="P11"><text:span text:style-name="T5">TIME : </text:span><text:span text:style-name="T5">create</text:span><text:span text:style-name="T5">d_time</text:span><text:span text:style-name="T5">stamp</text:span></text:p>
          <text:p text:style-name="P11"><text:span text:style-name="T5"><text:s/></text:span></text:p>
          <text:p text:style-name="P11"><text:span text:style-name="T6"><text:s/>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6" draw:text-style-name="P7" draw:layer="layout" svg:width="4.001cm" svg:height="0.843cm" svg:x="22.599cm" svg:y="13.357cm">
          <text:p text:style-name="P6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3" draw:layer="layout" svg:x1="22.716cm" svg:y1="11.7cm" svg:x2="22.715cm" svg:y2="15.634cm" draw:start-shape="id2" draw:start-glue-point="2" draw:end-shape="id6" draw:end-glue-point="0" svg:d="M22716 11700v1966h-1v1968" svg:viewBox="0 0 2 3935">
          <text:p/>
        </draw:connector>
        <draw:custom-shape draw:name="TextBox 59" draw:style-name="gr37" draw:text-style-name="P5" draw:layer="layout" svg:width="1.336cm" svg:height="0.843cm" svg:x="20.764cm" svg:y="11.957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8" draw:text-style-name="P5" draw:layer="layout" svg:width="1.336cm" svg:height="0.843cm" svg:x="7.533cm" svg:y="14.634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2" xml:id="id7" draw:id="id7" draw:layer="layout" svg:width="6.969cm" svg:height="4.283cm" svg:x="6cm" svg:y="15.651cm">
          <text:p text:style-name="P1"><text:span text:style-name="T3">Transcription_JSON</text:span></text:p>
          <text:p text:style-name="P1"><text:span text:style-name="T3">single_image</text:span></text:p>
          <text:p text:style-name="P11"><text:span text:style-name="T5">INT : json_page_id {PK}</text:span></text:p>
          <text:p text:style-name="P11"><text:span text:style-name="T5">INT : transcription_json_id {FK}</text:span></text:p>
          <text:p text:style-name="P11"><text:span text:style-name="T5">TEXT : content</text:span></text:p>
          <text:p text:style-name="P11"><text:span text:style-name="T5">INT : image_id {FK}</text:span></text:p>
          <text:p text:style-name="P11"><text:span text:style-name="T5">INT : uploaded_by {FK}</text:span></text:p>
          <text:p text:style-name="P11"><text:span text:style-name="T5">TIME : created_timestamp</text:span></text:p>
          <text:p text:style-name="P11"><text:span text:style-name="T5"><text:s/></text:span></text:p>
          <text:p text:style-name="P11"><text:span text:style-name="T6"><text:s/>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3" draw:layer="layout" svg:x1="12.969cm" svg:y1="17.792cm" svg:x2="19.231cm" svg:y2="17.775cm" draw:start-shape="id7" draw:start-glue-point="1" draw:end-shape="id6" draw:end-glue-point="3" svg:d="M12969 17792h3130v-17h3132" svg:viewBox="0 0 6263 18">
          <text:p/>
        </draw:connector>
        <draw:custom-shape draw:name="TextBox 28" draw:style-name="gr40" draw:text-style-name="P7" draw:layer="layout" svg:width="4.001cm" svg:height="0.843cm" svg:x="13.999cm" svg:y="18.157cm">
          <text:p text:style-name="P6"><text:span text:style-name="T2">{is extract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1" draw:text-style-name="P5" draw:layer="layout" svg:width="1.336cm" svg:height="0.843cm" svg:x="17.6cm" svg:y="16.4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3" draw:layer="layout" svg:x1="8.116cm" svg:y1="12cm" svg:x2="9.484cm" svg:y2="15.651cm" draw:start-shape="id5" draw:start-glue-point="2" draw:end-shape="id7" draw:end-glue-point="0" svg:d="M8116 12000v1825h1368v1826" svg:viewBox="0 0 1369 3652">
          <text:p/>
        </draw:connector>
        <draw:custom-shape draw:name="TextBox 59" draw:style-name="gr42" draw:text-style-name="P5" draw:layer="layout" svg:width="1.336cm" svg:height="0.843cm" svg:x="6.2cm" svg:y="12.2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3" draw:text-style-name="P7" draw:layer="layout" svg:width="1.8cm" svg:height="0.843cm" svg:x="8cm" svg:y="13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4" draw:layer="layout" svg:width="16.703cm" svg:height="10.022cm" svg:x="2.148cm" svg:y="3.713cm" draw:page-number="1" presentation:class="page"/>
          <draw:frame draw:name="Notes Placeholder 2" presentation:style-name="pr1" draw:text-style-name="P15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7" draw:layer="layout" svg:width="9.101cm" svg:height="1.489cm" svg:x="11.893cm" svg:y="28.209cm" presentation:class="page-number" presentation:user-transformed="true">
            <draw:text-box>
              <text:p text:style-name="P16"><text:span text:style-name="T7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57</meta:editing-cycles>
    <meta:creation-date>2016-10-16T09:13:18</meta:creation-date>
    <dc:date>2017-01-25T03:01:31.276188423</dc:date>
    <dc:language>en-GB</dc:language>
    <meta:editing-duration>PT3H13M16S</meta:editing-duration>
    <meta:generator>LibreOffice/5.1.4.2$Linux_X86_64 LibreOffice_project/10m0$Build-2</meta:generator>
    <meta:document-statistic meta:object-count="6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